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5792in" fo:margin-left="-0.0785in" table:align="left" style:writing-mode="lr-tb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3.3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name-asian="標楷體" style:font-size-asian="14pt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style:font-name-asian="標楷體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name-asian="標楷體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style:font-name-asian="標楷體" style:font-size-asian="14pt" style:font-size-complex="14pt"/>
    </style:style>
    <style:style style:name="P6" style:family="paragraph" style:parent-style-name="Standard">
      <style:text-properties fo:font-size="13pt" fo:font-weight="bold" style:font-name-asian="標楷體" style:font-size-asian="13pt" style:font-weight-asian="bold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style:font-name-asian="標楷體" style:font-size-asian="13pt" style:font-weight-asian="bold" style:font-size-complex="13pt"/>
    </style:style>
    <style:style style:name="P8" style:family="paragraph" style:parent-style-name="Standard">
      <style:text-properties fo:font-size="13pt" style:font-name-asian="標楷體" style:font-size-asian="13pt" style:font-size-complex="13pt"/>
    </style:style>
    <style:style style:name="P9" style:family="paragraph" style:parent-style-name="Standard">
      <style:text-properties fo:font-size="13pt" style:font-name-asian="標楷體" style:font-size-asian="13pt" style:font-size-complex="13pt"/>
    </style:style>
    <style:style style:name="P10" style:family="paragraph" style:parent-style-name="Standard">
      <style:paragraph-properties fo:margin-left="2.3335in" fo:margin-right="0in" fo:text-indent="0.3335in" style:auto-text-indent="false"/>
      <style:text-properties fo:font-size="13pt" fo:font-weight="bold" style:font-name-asian="標楷體" style:font-size-asian="13pt" style:font-weight-asian="bold" style:font-size-complex="13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name-asian="標楷體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name-asian="標楷體" style:font-size-asian="14pt" style:font-weight-asian="bold" style:font-size-complex="14pt"/>
    </style:style>
    <style:style style:name="T3" style:family="text">
      <style:text-properties fo:font-size="14pt" fo:font-weight="bold" style:font-name-asian="標楷體" style:font-size-asian="14pt" style:font-weight-asian="bold" style:font-size-complex="14pt"/>
    </style:style>
    <style:style style:name="T4" style:family="text">
      <style:text-properties fo:font-size="14pt" style:font-name-asian="標楷體" style:font-size-asian="14pt" style:font-size-complex="14pt"/>
    </style:style>
    <style:style style:name="T5" style:family="text">
      <style:text-properties fo:font-size="14pt" style:font-name-asian="標楷體" style:font-size-asian="14pt" style:font-size-complex="14pt"/>
    </style:style>
    <style:style style:name="T6" style:family="text">
      <style:text-properties fo:font-size="13pt" style:font-name-asian="標楷體" style:font-size-asian="13pt" style:font-size-complex="13pt"/>
    </style:style>
    <style:style style:name="T7" style:family="text">
      <style:text-properties fo:font-size="13pt" style:font-name-asian="標楷體" style:font-size-asian="13pt" style:font-size-complex="13pt"/>
    </style:style>
    <style:style style:name="T8" style:family="text">
      <style:text-properties fo:font-size="13pt" fo:font-style="italic" fo:font-weight="bold" style:font-name-asian="標楷體" style:font-size-asian="13pt" style:font-style-asian="italic" style:font-weight-asian="bold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tional Cheng Kung University</text:p>
      <text:p text:style-name="P1"><text:span text:style-name="T2">Institu</text:span><text:span text:style-name="T2">t</text:span><text:span text:style-name="T2">e of </text:span><text:span text:style-name="T2">Medical Informatics</text:span></text:p>
      <text:p text:style-name="P6"/>
      <text:p text:style-name="P7">Verification of Foundation Course Credit for International Student</text:p>
      <text:p text:style-name="P6"/>
      <text:p text:style-name="P8">Date: <text:s text:c="5"/>(Y)/ <text:s text:c="3"/>(M)/ <text:s text:c="3"/>(D)</text:p>
      <text:p text:style-name="P8">Date of Enrollment: <text:s text:c="6"/>(Y)/ <text:s text:c="3"/>(M)</text:p>
      <text:p text:style-name="P8">Student ID:</text:p>
      <text:p text:style-name="P8">Name in Chinese:</text:p>
      <text:p text:style-name="P8">Name in English:</text:p>
      <text:p text:style-name="P8"/>
      <text:p text:style-name="P8">Please verify the following items by the advisor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Name of the Course</text:p>
          </table:table-cell>
          <table:table-cell table:style-name="Table1.A1" office:value-type="string">
            <text:p text:style-name="P2">Score</text:p>
          </table:table-cell>
          <table:table-cell table:style-name="Table1.C1" office:value-type="string">
            <text:p text:style-name="P2">Does the student need to take the course to satisfy the degree requirement?</text:p>
            <text:p text:style-name="P2">(Please note Yes/No by the advisor)</text:p>
          </table:table-cell>
        </table:table-row>
        <table:table-row table:style-name="Table1.1">
          <table:table-cell table:style-name="Table1.A1" office:value-type="string">
            <text:p text:style-name="P1"><text:span text:style-name="T4">I</text:span><text:span text:style-name="T4">ntroduction to Computers</text:span>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2">□Yes <text:s/>□No</text:p>
          </table:table-cell>
        </table:table-row>
        <table:table-row table:style-name="Table1.1">
          <table:table-cell table:style-name="Table1.A1" office:value-type="string">
            <text:p text:style-name="P2">Program Design (1)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2">□Yes <text:s/>□No</text:p>
          </table:table-cell>
        </table:table-row>
        <table:table-row table:style-name="Table1.1">
          <table:table-cell table:style-name="Table1.A1" office:value-type="string">
            <text:p text:style-name="P1"><text:span text:style-name="T4">B</text:span><text:span text:style-name="T4">iomedicine Courses</text:span></text:p>
            <text:p text:style-name="P2">Course Name:</text:p>
            <text:p text:style-name="P2"/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2">□Yes <text:s/>□No</text:p>
          </table:table-cell>
        </table:table-row>
      </table:table>
      <text:p text:style-name="P8"/>
      <text:p text:style-name="P8"/>
      <text:p text:style-name="P8"/>
      <text:p text:style-name="P10">Signature of the advisor:</text:p>
      <text:p text:style-name="P6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Standard"><text:span text:style-name="T6">P.S.1. Please attach this file with your </text:span><text:span text:style-name="T8">undergraduate official grade report.</text:span></text:p>
      <text:p text:style-name="Standard"><text:span text:style-name="T6">P.S.2. Please submit these files (with the verification of your advisor) to Ms. Lin within 7 days as the new semester start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 style:parent-style-name="預設段落字型"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/>
    </style:style>
    <style:style style:name="頁尾_20_字元" style:display-name="頁尾 字元" style:family="text" style:parent-style-name="預設段落字型">
      <style:text-properties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0819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9-09-24T23:19:00</meta:creation-date>
    <dc:creator>user</dc:creator>
    <dc:date>2019-09-24T23:19:00</dc:date>
    <meta:print-date>2019-09-25T10:13:00</meta:print-date>
    <meta:editing-cycles>2</meta:editing-cycles>
    <meta:document-statistic meta:table-count="1" meta:image-count="0" meta:object-count="0" meta:page-count="2" meta:paragraph-count="23" meta:word-count="118" meta:character-count="747" meta:non-whitespace-character-count="629"/>
    <meta:generator>LibreOffice/5.4.7.2$Linux_X86_64 LibreOffice_project/c838ef25c16710f8838b1faec480ebba495259d0</meta:generator>
  </office:meta>
</office:document-meta>
</file>